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023-09-25 12:25:44,C4:5B:BE:E4:FD:71,T119,2,24.5,[24.25,24.25,24.5,24.5,24.5,24.25,24.25,24.25,24.5,24.25,24.5,24.25,24.25,24.25,24.5,24.5,24.5,24.25,24.5,24.25,24.5,24.5,24.25,24.5,24.5,24.25,24.25,24.25,24.25,24.25]</text:p>
      <text:p text:style-name="Standard"/>
      <text:p text:style-name="Standard">2023-09-25 13:24:05,C4:5B:BE:E4:FD:71,T119,2,35.8,[36.0,36.0,36.25,36.0,36.0,35.75,35.75,35.75,35.75,35.75,36.0,36.0,35.75,35.75,35.75,35.75,35.75,35.75,35.75,35.75,35.75,35.75,35.75,35.5,35.75,35.75,36.0,35.75,35.75,35.75]</text:p>
      <text:p text:style-name="Standard"/>
      <text:p text:style-name="Standard">2023-09-25 15:25:18,C4:5B:BE:E4:FD:71,T119,2,63.7,[62.5,63.0,63.0,62.5,63.0,62.25,62.75,62.75,62.5,63.0,62.75,62.75,63.0,62.75,63.0,62.25,62.5,63.0,62.5,62.75,63.0,62.25,63.0,62.25,62.75,63.0,62.5,63.0,62.75,62.25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2:01:31.998471186</meta:creation-date>
    <dc:date>2023-10-20T12:03:48.497916286</dc:date>
    <meta:editing-duration>PT2M17S</meta:editing-duration>
    <meta:editing-cycles>1</meta:editing-cycles>
    <meta:document-statistic meta:table-count="0" meta:image-count="0" meta:object-count="0" meta:page-count="1" meta:paragraph-count="3" meta:word-count="6" meta:character-count="655" meta:non-whitespace-character-count="652"/>
    <meta:generator>LibreOffice/7.3.7.2$Linux_X86_64 LibreOffice_project/30$Build-2</meta:generator>
  </office:meta>
</office:document-meta>
</file>